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25.94cm" svg:height="17.05cm" svg:x="1cm" svg:y="1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91cm" svg:height="0.645cm" svg:x="3.748cm" svg:y="16.186cm">
          <draw:text-box>
            <text:p>26</text:p>
          </draw:text-box>
        </draw:frame>
        <draw:frame draw:style-name="gr2" draw:layer="layout" svg:width="0.891cm" svg:height="0.645cm" svg:x="5.648cm" svg:y="16.187cm">
          <draw:text-box>
            <text:p>74</text:p>
          </draw:text-box>
        </draw:frame>
        <draw:frame draw:style-name="gr2" draw:layer="layout" svg:width="1.086cm" svg:height="0.645cm" svg:x="7.348cm" svg:y="16.188cm">
          <draw:text-box>
            <text:p>122</text:p>
          </draw:text-box>
        </draw:frame>
        <draw:frame draw:style-name="gr2" draw:layer="layout" svg:width="1.086cm" svg:height="0.645cm" svg:x="9.249cm" svg:y="16.189cm">
          <draw:text-box>
            <text:p>170</text:p>
          </draw:text-box>
        </draw:frame>
        <draw:frame draw:style-name="gr2" draw:layer="layout" svg:width="1.086cm" svg:height="0.645cm" svg:x="10.95cm" svg:y="16.19cm">
          <draw:text-box>
            <text:p>218</text:p>
          </draw:text-box>
        </draw:frame>
        <draw:frame draw:style-name="gr2" draw:layer="layout" svg:width="1.086cm" svg:height="0.645cm" svg:x="12.951cm" svg:y="16.191cm">
          <draw:text-box>
            <text:p>266</text:p>
          </draw:text-box>
        </draw:frame>
        <draw:frame draw:style-name="gr2" draw:layer="layout" svg:width="1.086cm" svg:height="0.645cm" svg:x="14.752cm" svg:y="16.192cm">
          <draw:text-box>
            <text:p>314</text:p>
          </draw:text-box>
        </draw:frame>
        <draw:frame draw:style-name="gr2" draw:layer="layout" svg:width="1.086cm" svg:height="0.645cm" svg:x="16.552cm" svg:y="16.192cm">
          <draw:text-box>
            <text:p>362</text:p>
          </draw:text-box>
        </draw:frame>
        <draw:frame draw:style-name="gr2" draw:layer="layout" svg:width="1.086cm" svg:height="0.645cm" svg:x="18.353cm" svg:y="16.193cm">
          <draw:text-box>
            <text:p>410</text:p>
          </draw:text-box>
        </draw:frame>
        <draw:frame draw:style-name="gr2" draw:layer="layout" svg:width="1.086cm" svg:height="0.645cm" svg:x="16.553cm" svg:y="16.193cm">
          <draw:text-box>
            <text:p>362</text:p>
          </draw:text-box>
        </draw:frame>
        <draw:frame draw:style-name="gr2" draw:layer="layout" svg:width="1.086cm" svg:height="0.645cm" svg:x="20.253cm" svg:y="16.193cm">
          <draw:text-box>
            <text:p>458</text:p>
          </draw:text-box>
        </draw:frame>
        <draw:frame draw:style-name="gr2" draw:layer="layout" svg:width="1.086cm" svg:height="0.645cm" svg:x="22.054cm" svg:y="16.194cm">
          <draw:text-box>
            <text:p>506</text:p>
          </draw:text-box>
        </draw:frame>
        <draw:custom-shape draw:style-name="gr3" draw:text-style-name="P1" draw:layer="layout" svg:width="0.254cm" svg:height="0.254cm" svg:x="23.903cm" svg:y="9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1cm" svg:height="0.381cm" svg:x="23.847cm" svg:y="10.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23.83cm" svg:y="7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381cm" svg:height="0.381cm" svg:x="23.81cm" svg:y="1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381cm" svg:x="23.832cm" svg:y="8.61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2" draw:layer="layout" svg:width="0.381cm" svg:height="0.381cm" svg:x="23.869cm" svg:y="9.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23.842cm" svg:y="7.9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381cm" svg:x="17.148cm" svg:y="10.5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149cm" svg:y="7.5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25cm" svg:y="7.5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251cm" svg:y="10.5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2cm" svg:y="3.5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6.453cm" svg:y="6.7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254cm" svg:y="6.7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9.755cm" svg:y="6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556cm" svg:y="3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257cm" svg:y="10.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9.758cm" svg:y="10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059cm" svg:y="10.9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16cm" svg:y="7.9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4.061cm" svg:y="3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13.131cm" svg:y="7.1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3.932cm" svg:y="7.1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3.533cm" svg:y="3.6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381cm" svg:height="0.381cm" svg:x="19.47cm" svg:y="9.89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9.471cm" svg:y="6.89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272cm" svg:y="7.49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273cm" svg:y="10.49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11.743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5.744cm" svg:y="4.0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7.245cm" svg:y="4.0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8.746cm" svg:y="4.0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347cm" svg:y="5.4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5.481cm" svg:y1="1.863cm" svg:x2="5.481cm" svg:y2="16.214cm">
          <text:p/>
        </draw:line>
        <draw:frame draw:style-name="gr2" draw:text-style-name="P3" draw:layer="layout" svg:width="1.827cm" svg:height="0.806cm" svg:x="3.472cm" svg:y="1.635cm">
          <draw:text-box>
            <text:p><text:span text:style-name="T1">shoes</text:span></text:p>
          </draw:text-box>
        </draw:frame>
        <draw:line draw:style-name="gr10" draw:text-style-name="P2" draw:layer="layout" svg:x1="9.881cm" svg:y1="1.864cm" svg:x2="9.881cm" svg:y2="16.215cm">
          <text:p/>
        </draw:line>
        <draw:line draw:style-name="gr10" draw:text-style-name="P2" draw:layer="layout" svg:x1="11.881cm" svg:y1="1.865cm" svg:x2="11.881cm" svg:y2="16.216cm">
          <text:p/>
        </draw:line>
        <draw:line draw:style-name="gr10" draw:text-style-name="P2" draw:layer="layout" svg:x1="13.181cm" svg:y1="1.866cm" svg:x2="13.181cm" svg:y2="16.217cm">
          <text:p/>
        </draw:line>
        <draw:line draw:style-name="gr10" draw:text-style-name="P2" draw:layer="layout" svg:x1="14.681cm" svg:y1="1.867cm" svg:x2="14.681cm" svg:y2="16.218cm">
          <text:p/>
        </draw:line>
        <draw:line draw:style-name="gr10" draw:text-style-name="P2" draw:layer="layout" svg:x1="16.781cm" svg:y1="1.868cm" svg:x2="16.781cm" svg:y2="16.219cm">
          <text:p/>
        </draw:line>
        <draw:line draw:style-name="gr10" draw:text-style-name="P2" draw:layer="layout" svg:x1="18.781cm" svg:y1="1.869cm" svg:x2="18.781cm" svg:y2="16.22cm">
          <text:p/>
        </draw:line>
        <draw:line draw:style-name="gr10" draw:text-style-name="P2" draw:layer="layout" svg:x1="21.181cm" svg:y1="1.87cm" svg:x2="21.181cm" svg:y2="16.221cm">
          <text:p/>
        </draw:line>
        <draw:line draw:style-name="gr10" draw:text-style-name="P2" draw:layer="layout" svg:x1="23.181cm" svg:y1="1.871cm" svg:x2="23.181cm" svg:y2="16.222cm">
          <text:p/>
        </draw:line>
        <draw:frame draw:style-name="gr2" draw:text-style-name="P3" draw:layer="layout" svg:width="1.827cm" svg:height="0.806cm" svg:x="9.873cm" svg:y="1.6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4.674cm" svg:y="1.6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6.875cm" svg:y="1.6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21.276cm" svg:y="1.635cm">
          <draw:text-box>
            <text:p><text:span text:style-name="T1">shoes</text:span></text:p>
          </draw:text-box>
        </draw:frame>
        <draw:frame draw:style-name="gr2" draw:text-style-name="P3" draw:layer="layout" svg:width="1.937cm" svg:height="0.806cm" svg:x="19.077cm" svg:y="1.635cm">
          <draw:text-box>
            <text:p><text:span text:style-name="T1">school</text:span></text:p>
          </draw:text-box>
        </draw:frame>
        <draw:frame draw:style-name="gr2" draw:text-style-name="P3" draw:layer="layout" svg:width="1.442cm" svg:height="0.806cm" svg:x="13.178cm" svg:y="1.635cm">
          <draw:text-box>
            <text:p><text:span text:style-name="T1">coat</text:span></text:p>
          </draw:text-box>
        </draw:frame>
        <draw:frame draw:style-name="gr2" draw:text-style-name="P3" draw:layer="layout" svg:width="1.603cm" svg:height="0.806cm" svg:x="11.779cm" svg:y="1.635cm">
          <draw:text-box>
            <text:p><text:span text:style-name="T1">none</text:span></text:p>
          </draw:text-box>
        </draw:frame>
        <draw:frame draw:style-name="gr2" draw:text-style-name="P3" draw:layer="layout" svg:width="1.569cm" svg:height="0.806cm" svg:x="6.874cm" svg:y="1.635cm">
          <draw:text-box>
            <text:p><text:span text:style-name="T1">driv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24T16:10:17</meta:creation-date>
    <dc:date>2012-01-24T16:32:53</dc:date>
    <dc:creator>Thaddeus Diamond</dc:creator>
    <meta:editing-duration>PT20M47S</meta:editing-duration>
    <meta:editing-cycles>6</meta:editing-cycles>
    <meta:generator>LibreOffice/3.4$Unix LibreOffice_project/340m1$Build-1206</meta:generator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false" chart:logarithmic="false" chart:minimum="1" chart:maximum="524" chart:reverse-direction="false" text:line-break="false" chart:label-arrangement="stagger-even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41cm" svg:height="17.051cm" xlink:href="." xlink:type="simple" chart:class="chart:line" chart:style-name="ch1">
        <chart:legend chart:legend-position="end" svg:x="22.391cm" svg:y="6.031cm" style:legend-expansion="high" chart:style-name="ch2"/>
        <chart:plot-area chart:style-name="ch3" chart:data-source-has-labels="both" svg:x="1.529cm" svg:y="1.499cm" svg:width="20.824cm" svg:height="13.422cm">
          <chartooo:coordinate-region svg:x="2.256cm" svg:y="1.698cm" svg:width="20.097cm" svg:height="13.024cm"/>
          <chart:axis chart:dimension="x" chart:name="primary-x" chart:style-name="ch4" chartooo:axis-type="date">
            <chartooo:date-scale chart:base-time-unit="days" chart:major-interval-value="10" chart:major-interval-unit="days"/>
            <chart:title svg:x="9.286cm" svg:y="15.519cm" chart:style-name="ch5">
              <text:p>frame number (30 Hz)</text:p>
            </chart:title>
            <chart:categories table:cell-range-address="local-table.$B$1:.$TE$1"/>
          </chart:axis>
          <chart:axis chart:dimension="y" chart:name="primary-y" chart:style-name="ch6">
            <chart:title svg:x="0.111cm" svg:y="10.62cm" chart:style-name="ch7">
              <text:p>confidence estimate</text:p>
            </chart:title>
            <chart:grid chart:style-name="ch8" chart:class="major"/>
          </chart:axis>
          <chart:series chart:style-name="ch9" chart:values-cell-range-address="local-table.$B$2:.$TE$2" chart:label-cell-address="local-table.$A$2" chart:class="chart:line">
            <chart:data-point chart:repeated="524"/>
          </chart:series>
          <chart:series chart:style-name="ch10" chart:values-cell-range-address="local-table.$B$3:.$TE$3" chart:label-cell-address="local-table.$A$3" chart:class="chart:line">
            <chart:data-point chart:repeated="524"/>
          </chart:series>
          <chart:series chart:style-name="ch11" chart:values-cell-range-address="local-table.$B$4:.$TE$4" chart:label-cell-address="local-table.$A$4" chart:class="chart:line">
            <chart:data-point chart:repeated="524"/>
          </chart:series>
          <chart:series chart:style-name="ch12" chart:values-cell-range-address="local-table.$B$5:.$TE$5" chart:label-cell-address="local-table.$A$5" chart:class="chart:line">
            <chart:data-point chart:repeated="524"/>
          </chart:series>
          <chart:series chart:style-name="ch13" chart:values-cell-range-address="local-table.$B$6:.$TE$6" chart:label-cell-address="local-table.$A$6" chart:class="chart:line">
            <chart:data-point chart:repeated="524"/>
          </chart:series>
          <chart:series chart:style-name="ch14" chart:values-cell-range-address="local-table.$B$7:.$TE$7" chart:label-cell-address="local-table.$A$7" chart:class="chart:line">
            <chart:data-point chart:repeated="524"/>
          </chart:series>
          <chart:series chart:style-name="ch15" chart:values-cell-range-address="local-table.$B$8:.$TE$8" chart:label-cell-address="local-table.$A$8" chart:class="chart:line">
            <chart:data-point chart:repeated="5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</table:table-row>
          </table:table-header-rows>
          <table:table-rows>
            <table:table-row>
              <table:table-cell office:value-type="string">
                <text:p>co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.903535">
                <text:p>0.903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87195">
                <text:p>0.87195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.639137">
                <text:p>0.639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655653">
                <text:p>0.655653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.703245">
                <text:p>0.703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.917694">
                <text:p>0.917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.891049">
                <text:p>0.89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91316">
                <text:p>0.91316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897693">
                <text:p>0.897693</text:p>
              </table:table-cell>
              <table:table-cell office:value-type="float" office:value="0.707973">
                <text:p>0.707973</text:p>
              </table:table-cell>
              <table:table-cell office:value-type="float" office:value="0.693422">
                <text:p>0.693422</text:p>
              </table:table-cell>
              <table:table-cell office:value-type="float" office:value="0.693422">
                <text:p>0.693422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6357">
                <text:p>0.676357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.677322">
                <text:p>0.677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